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fo:font-weight="bold" officeooo:rsid="00005be9" officeooo:paragraph-rsid="00005be9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0009172" officeooo:paragraph-rsid="00009172" style:font-weight-asian="bold" style:font-weight-complex="bold"/>
    </style:style>
    <style:style style:name="P7" style:family="paragraph" style:parent-style-name="Text_20_body" style:list-style-name="L1">
      <style:text-properties officeooo:rsid="00009172" officeooo:paragraph-rsid="00009172"/>
    </style:style>
    <style:style style:name="T1" style:family="text">
      <style:text-properties fo:font-size="11pt" fo:language="en" fo:country="US"/>
    </style:style>
    <style:style style:name="T2" style:family="text">
      <style:text-properties officeooo:rsid="0000917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YOCTO build</text:p>
      <text:p text:style-name="P4"/>
      <text:p text:style-name="P4"/>
      <text:list xml:id="list2934260454" text:style-name="L1">
        <text:list-item>
          <text:p text:style-name="P3">Download our standard BSP for phyBoard Lyra: <text:bookmark text:name="menur6s"/><text:a xlink:type="simple" xlink:href="https://docs.phytec.com/projects/yocto-phycore-am62x/en/bsp-yocto-ampliphy-am62x-pd23.2.0/developingwithyocto/buildBSP.html" office:target-frame-name="_blank" xlink:show="new" text:style-name="Internet_20_link" text:visited-style-name="Visited_20_Internet_20_Link">https://docs.phytec.com/projects/yocto-phycore-am62x/en/bsp-yocto-ampliphy-am62x-pd23.2.0/developingwithyocto/buildBSP.html</text:a>. </text:p>
        </text:list-item>
        <text:list-item>
          <text:p text:style-name="P3">Download and clone the  phyverso-layer: <text:bookmark text:name="menur6u"/><text:a xlink:type="simple" xlink:href="https://github.com/phytec/meta-phyverso-evcs/tree/kirkstone" text:style-name="Internet_20_link" text:visited-style-name="Visited_20_Internet_20_Link">https://github.com/phytec/meta-phyverso-evcs/tree/kirkstone</text:a></text:p>
        </text:list-item>
        <text:list-item>
          <text:p text:style-name="P3"><text:span text:style-name="T1">Download and include meta layer for the Lumissil Homeplug Green Phy: </text:span><text:a xlink:type="simple" xlink:href="https://github.com/phytec/meta-lumissil-greenphy/tree/kirkstone" office:target-frame-name="_blank" xlink:show="new" text:style-name="Internet_20_link" text:visited-style-name="Visited_20_Internet_20_Link"><text:span text:style-name="T1">https://github.com/phytec/meta-lumissil-greenphy/tree/kirkstone</text:span></text:a></text:p>
        </text:list-item>
        <text:list-item>
          <text:p text:style-name="P3">Change the machine name in local.conf file MACHINE ?= "am62-phyverso-evcs"</text:p>
        </text:list-item>
        <text:list-item>
          <text:p text:style-name="P2">Build Image ‘phyverso-evcs-image’ <text:line-break/></text:p>
        </text:list-item>
        <text:list-item>
          <text:p text:style-name="P7">After build this image <text:s/><text:span text:style-name="T3"><text:s/>phyverso-evcs-image<text:line-break/></text:span></text:p>
        </text:list-item>
        <text:list-item>
          <text:p text:style-name="P6"><text:span text:style-name="T4">Include the meta-everest layer</text:span> <text:span text:style-name="T4">from github</text:span><text:line-break/><text:a xlink:type="simple" xlink:href="https://github.com/EVerest/meta-everest" text:style-name="Internet_20_link" text:visited-style-name="Visited_20_Internet_20_Link">https://github.com/EVerest/meta-everest</text:a></text:p>
        </text:list-item>
        <text:list-item>
          <text:p text:style-name="P6"><text:span text:style-name="T4">open the conf/local.conf file and include these</text:span></text:p>
        </text:list-item>
      </text:list>
      <text:p text:style-name="P1">IMAGE_INSTALL:append = " python3-iso15118 python3-pydantic python3-environs python3-marshmallow python3-psutil python3-caio python3-netifaces"</text:p>
      <text:p text:style-name="P1">IMAGE_INSTALL:append = " libiso15118"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5:17:52.989826338</meta:creation-date>
    <dc:date>2025-08-04T15:25:41.806862981</dc:date>
    <meta:editing-duration>PT7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82" meta:character-count="883" meta:non-whitespace-character-count="812"/>
  </office:meta>
</office:document-meta>
</file>